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10000201000003E8000003E855A1277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623cm"/>
    </style:style>
    <style:style style:name="gr3" style:family="graphic" style:parent-style-name="standard">
      <style:graphic-properties draw:stroke="none" svg:stroke-color="#000000" draw:fill="none" draw:fill-color="#ffffff" fo:min-height="1.527cm"/>
    </style:style>
    <style:style style:name="gr4" style:family="graphic" style:parent-style-name="standard">
      <style:graphic-properties draw:stroke="none" svg:stroke-color="#000000" draw:fill="none" draw:fill-color="#ffffff" fo:min-height="5.972cm"/>
    </style:style>
    <style:style style:name="gr5" style:family="graphic" style:parent-style-name="standard">
      <style:graphic-properties draw:stroke="solid" svg:stroke-width="0.124cm" svg:stroke-color="#5e7d9c" draw:marker-start-width="0.35cm" draw:marker-end-width="0.35cm" draw:fill="none" fo:padding-top="0.062cm" fo:padding-bottom="0.062cm" fo:padding-left="0.062cm" fo:padding-right="0.062cm"/>
    </style:style>
    <style:style style:name="gr6" style:family="graphic" style:parent-style-name="standard">
      <style:graphic-properties draw:stroke="none" svg:stroke-color="#000000" draw:fill="none" draw:fill-color="#ffffff" fo:min-height="3.43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style:style>
    <style:style style:name="P3" style:family="paragraph">
      <style:paragraph-properties fo:text-align="end"/>
      <style:text-properties fo:font-family="Arial" style:font-family-generic="swiss" style:font-pitch="variable"/>
    </style:style>
    <style:style style:name="P4" style:family="paragraph">
      <style:paragraph-properties fo:text-align="end"/>
      <style:text-properties fo:font-family="Arial" style:font-family-generic="swiss" style:font-pitch="variable" fo:font-size="25pt" style:font-size-asian="25pt" style:font-size-complex="25pt"/>
    </style:style>
    <style:style style:name="P5" style:family="paragraph">
      <style:paragraph-properties fo:text-align="start"/>
      <style:text-properties fo:font-family="Arial" style:font-family-generic="swiss" style:font-pitch="variable"/>
    </style:style>
    <style:style style:name="P6" style:family="paragraph">
      <style:paragraph-properties fo:text-align="start"/>
      <style:text-properties fo:font-family="Arial" style:font-family-generic="swiss" style:font-pitch="variable" fo:font-size="30pt" style:font-size-asian="30pt" style:font-size-complex="30pt"/>
    </style:style>
    <style:style style:name="P7" style:family="paragraph">
      <style:paragraph-properties fo:text-align="center"/>
      <style:text-properties fo:font-family="Arial" style:font-family-generic="swiss" style:font-pitch="variable" fo:font-size="80pt" style:font-size-asian="80pt" style:font-size-complex="80pt"/>
    </style:style>
    <style:style style:name="T1" style:family="text">
      <style:text-properties fo:font-family="Arial" style:font-family-generic="swiss" style:font-pitch="variable" fo:font-size="35pt" style:font-size-asian="35pt" style:font-size-complex="35pt"/>
    </style:style>
    <style:style style:name="T2" style:family="text">
      <style:text-properties fo:font-family="Arial" style:font-family-generic="swiss" style:font-pitch="variable" fo:font-size="25pt" style:font-size-asian="25pt" style:font-size-complex="25pt"/>
    </style:style>
    <style:style style:name="T3" style:family="text">
      <style:text-properties fo:font-family="Arial" style:font-family-generic="swiss" style:font-pitch="variable" fo:font-size="40pt" style:font-size-asian="40pt" style:font-size-complex="40pt"/>
    </style:style>
    <style:style style:name="T4" style:family="text">
      <style:text-properties fo:font-family="Arial" style:font-family-generic="swiss" style:font-pitch="variable" fo:font-size="30pt" style:font-size-asian="30pt" style:font-size-complex="30pt"/>
    </style:style>
    <style:style style:name="T5" style:family="text">
      <style:text-properties style:use-window-font-color="true" style:text-outline="false" style:text-line-through-style="none" fo:font-family="Arial" style:font-family-generic="swiss" style:font-pitch="variable" fo:font-size="30pt" fo:font-style="normal" fo:text-shadow="none" style:text-underline-style="none" fo:font-weight="normal" style:letter-kerning="true" style:font-family-asian="ProfedaFont" style:font-pitch-asian="variable" style:font-size-asian="30pt" style:font-style-asian="normal" style:font-weight-asian="normal" style:font-family-complex="ProfedaFont" style:font-pitch-complex="variable" style:font-size-complex="30pt" style:font-style-complex="normal" style:font-weight-complex="normal" style:text-emphasize="none" style:font-relief="none" style:text-overline-style="none" style:text-overline-color="font-color"/>
    </style:style>
    <style:style style:name="T6" style:family="text">
      <style:text-properties fo:font-family="Arial" style:font-family-generic="swiss" style:font-pitch="variable"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62cm" svg:height="8.623cm" svg:x="1.762cm" svg:y="1.635cm">
          <draw:image xlink:href="Pictures/10000201000003E8000003E855A1277C.png" xlink:type="simple" xlink:show="embed" xlink:actuate="onLoad">
            <text:p/>
          </draw:image>
          <svg:title>Profeda</svg:title>
        </draw:frame>
        <draw:frame draw:style-name="gr2" draw:text-style-name="P2" draw:layer="layout" svg:width="18.415cm" svg:height="3.011cm" svg:x="9.509cm" svg:y="5.155cm">
          <draw:text-box>
            <text:p text:style-name="P2"><text:span text:style-name="T1">-COURSE_TYPE-</text:span></text:p>
            <text:p text:style-name="P2"><text:span text:style-name="T1">-COURSE-</text:span></text:p>
          </draw:text-box>
        </draw:frame>
        <draw:frame draw:style-name="gr3" draw:text-style-name="P4" draw:layer="layout" svg:width="26.035cm" svg:height="1.777cm" svg:x="1.635cm" svg:y="17.256cm">
          <draw:text-box>
            <text:p text:style-name="P3"><text:span text:style-name="T2">-URL_LABEL-</text:span></text:p>
          </draw:text-box>
        </draw:frame>
        <draw:frame draw:style-name="gr1" draw:text-style-name="P1" draw:layer="layout" svg:width="7.574cm" svg:height="7.573cm" svg:x="19.842cm" svg:y="8.853cm">
          <draw:image xlink:href="Pictures/100002010000009100000091133BD01A.png" xlink:type="simple" xlink:show="embed" xlink:actuate="onLoad">
            <text:p/>
          </draw:image>
          <svg:title>QRcode</svg:title>
        </draw:frame>
        <draw:frame draw:style-name="gr4" draw:text-style-name="P6" draw:layer="layout" svg:width="17.335cm" svg:height="6.222cm" svg:x="1.699cm" svg:y="10.018cm">
          <draw:text-box>
            <text:p text:style-name="P5"><text:span text:style-name="T3">-NAME-</text:span></text:p>
            <text:p text:style-name="P5"><text:span text:style-name="T4"/></text:p>
            <text:p text:style-name="P5"><text:span text:style-name="T5">-MENTION-</text:span></text:p>
          </draw:text-box>
        </draw:frame>
        <draw:polygon draw:style-name="gr5" draw:layer="layout" svg:width="18.616cm" svg:height="27.727cm" draw:transform="rotate (1.5707963267949) translate (0.972000000000003cm 19.554cm)" svg:viewBox="0 0 18617 27728" draw:points="18351,26947 18351,26686 18617,26424 18351,26163 18351,25901 18351,25640 18617,25378 18351,25117 18351,24855 18351,24594 18617,24332 18351,24071 18351,23809 18351,23548 18617,23286 18351,23025 18351,22763 18351,22502 18617,22240 18351,21979 18351,21717 18351,21456 18617,21194 18351,20933 18351,20671 18351,20410 18617,20148 18351,19887 18351,19625 18351,19364 18617,19102 18351,18841 18351,18579 18351,18318 18617,18056 18351,17795 18351,17533 18345,17264 18611,17003 18345,16741 18345,16480 18345,16218 18611,15957 18345,15695 18345,15433 18345,15172 18611,14910 18345,14649 18345,14387 18345,14126 18611,13864 18345,13603 18345,13341 18345,13080 18611,12818 18345,12557 18345,12295 18345,12034 18611,11772 18345,11511 18345,11249 18345,10988 18611,10726 18345,10465 18345,10203 18345,9942 18611,9680 18345,9419 18345,9157 18345,8896 18611,8634 18345,8373 18345,8111 18345,7850 18611,7588 18345,7327 18345,7065 18345,6804 18611,6542 18345,6281 18345,6019 18345,5758 18611,5496 18345,5235 18345,4972 18345,4711 18611,4449 18345,4188 18345,3926 18345,3665 18611,3403 18345,3142 18345,2880 18345,2619 18611,2357 18345,2096 18345,1834 18345,1573 18611,1311 18345,1050 18345,788 18347,524 18613,263 18347,1 18081,263 17812,261 17546,261 17280,0 17014,261 16748,261 16483,261 16217,0 15951,261 15685,261 15419,261 15153,0 14887,261 14621,261 14355,261 14089,0 13823,261 13557,261 13291,261 13025,0 12759,261 12493,261 12227,261 11961,0 11695,261 11429,261 11164,261 10898,0 10632,261 10366,261 10100,261 9834,0 9568,261 9302,261 9036,261 8770,0 8504,261 8238,261 7972,261 7706,0 7440,261 7174,261 6908,261 6642,0 6376,261 6110,261 5845,261 5579,0 5313,261 5047,261 4781,261 4515,0 4249,261 3983,261 3717,261 3451,0 3185,261 2919,261 2653,261 2387,0 2121,261 1855,261 1589,261 1323,0 1057,261 791,261 532,261 266,0 0,261 266,523 267,784 266,1060 0,1321 266,1583 266,1844 266,2106 0,2367 266,2629 266,2890 266,3152 0,3413 266,3675 266,3936 266,4198 0,4459 266,4721 266,4982 266,5244 0,5505 266,5767 266,6028 266,6290 0,6551 266,6813 266,7074 266,7336 0,7597 266,7859 266,8120 266,8382 0,8643 266,8905 266,9166 266,9428 0,9689 266,9951 266,10212 266,10474 0,10735 266,10997 266,11258 266,11520 0,11781 266,12043 266,12304 266,12566 0,12827 266,13089 266,13350 266,13613 0,13874 266,14136 266,14397 266,14659 0,14920 266,15182 266,15443 266,15705 0,15966 266,16228 266,16489 266,16751 0,17012 266,17274 266,17532 266,17794 0,18055 266,18317 266,18578 266,18840 0,19101 266,19363 266,19624 266,19886 0,20147 266,20409 266,20670 266,20932 0,21193 266,21455 266,21716 266,21978 0,22239 266,22501 266,22762 266,23024 0,23285 266,23547 266,23808 266,24070 0,24331 266,24593 266,24854 266,25116 0,25377 266,25639 266,25900 266,26162 0,26423 266,26685 269,26941 269,27203 3,27464 269,27726 535,27464 804,27466 1070,27466 1336,27728 1602,27466 1868,27466 2134,27466 2400,27728 2666,27466 2932,27466 3198,27466 3464,27728 3730,27466 3996,27466 4262,27466 4528,27728 4793,27466 5059,27466 5325,27466 5591,27728 5857,27466 6123,27466 6389,27466 6655,27728 6921,27466 7187,27466 7453,27466 7719,27728 7985,27466 8251,27466 8517,27466 8783,27728 9049,27466 9315,27466 9581,27466 9847,27728 10112,27466 10378,27466 10644,27466 10910,27728 11176,27466 11442,27466 11708,27466 11974,27728 12240,27466 12506,27466 12772,27466 13038,27728 13304,27466 13570,27466 13836,27466 14102,27728 14368,27466 14634,27466 14900,27466 15166,27728 15431,27466 15697,27466 15963,27466 16229,27728 16495,27466 16761,27466 17027,27466 17293,27728 17559,27466 17819,27466 18085,27466 18351,27728 18617,27466 18351,27205">
          <text:p/>
        </draw:polygon>
        <draw:frame draw:style-name="gr6" draw:text-style-name="P7" draw:layer="layout" svg:width="17.526cm" svg:height="3.683cm" svg:x="10.271cm" svg:y="1.67cm">
          <draw:text-box>
            <text:p text:style-name="P2"><text:span text:style-name="T6">YOUR_UR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446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24T02:11:10</meta:creation-date>
    <dc:date>2013-06-26T17:26:38</dc:date>
    <meta:editing-duration>PT1H2M35S</meta:editing-duration>
    <meta:editing-cycles>14</meta:editing-cycles>
    <meta:generator>LibreOffice/3.6$MacOSX_x86 LibreOffice_project/e29a214-2bbed72-0621de6-a97528c-8f066d</meta:generator>
    <meta:document-statistic meta:object-count="7"/>
  </office:meta>
</office:document-meta>
</file>